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ystem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-Roman" svg:font-family="Times-Roman"/>
  </office:font-face-decls>
  <office:automatic-styles>
    <style:style style:name="TabelaTAF" style:family="table">
      <style:table-properties style:width="16.976cm" fo:margin-left="-0.037cm" fo:margin-top="0cm" fo:margin-bottom="0cm" table:align="left"/>
    </style:style>
    <style:style style:name="TabelaTAF.A" style:family="table-column">
      <style:table-column-properties style:column-width="3.18cm"/>
    </style:style>
    <style:style style:name="TabelaTAF.B" style:family="table-column">
      <style:table-column-properties style:column-width="6.80cm"/>
    </style:style>
    <style:style style:name="TabelaTAF.C" style:family="table-column">
      <style:table-column-properties style:column-width="2.70cm"/>
    </style:style>
    <style:style style:name="TabelaTAF.D" style:family="table-column">
      <style:table-column-properties style:column-width="1.41cm"/>
    </style:style>
    <style:style style:name="TabelaTAF.E" style:family="table-column">
      <style:table-column-properties style:column-width="1.50cm"/>
    </style:style>
    <style:style style:name="TabelaTAF.F" style:family="table-column">
      <style:table-column-properties style:column-width="1.39cm"/>
    </style:style>
    <style:style style:name="TabelaTAF.1" style:family="table-row">
      <style:table-row-properties fo:keep-together="auto"/>
    </style:style>
    <style:style style:name="TabelaTAF.A1" style:family="table-cell">
      <style:table-cell-properties style:vertical-align="" fo:padding-left="0.191cm" fo:padding-right="0.191cm" fo:padding-top="0cm" fo:padding-bottom="0cm" fo:border="0.5pt solid #000000"/>
    </style:style>
    <style:style style:name="TabelaTAF.D1" style:family="table-cell">
      <style:table-cell-properties style:vertical-align="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" style:family="table">
      <style:table-properties style:width="16.976cm" fo:margin-left="-0.037cm" fo:margin-top="0cm" fo:margin-bottom="0cm" table:align="left"/>
    </style:style>
    <style:style style:name="Tabela2.A" style:family="table-column">
      <style:table-column-properties style:column-width="1.404cm"/>
    </style:style>
    <style:style style:name="Tabela2.B" style:family="table-column">
      <style:table-column-properties style:column-width="1.485cm"/>
    </style:style>
    <style:style style:name="Tabela2.C" style:family="table-column">
      <style:table-column-properties style:column-width="2.708cm"/>
    </style:style>
    <style:style style:name="Tabela2.D" style:family="table-column">
      <style:table-column-properties style:column-width="5.369cm"/>
    </style:style>
    <style:style style:name="Tabela2.E" style:family="table-column">
      <style:table-column-properties style:column-width="2.325cm"/>
    </style:style>
    <style:style style:name="Tabela2.F" style:family="table-column">
      <style:table-column-properties style:column-width="3.68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" fo:padding-left="0.191cm" fo:padding-right="0.191cm" fo:padding-top="0cm" fo:padding-bottom="0cm" fo:border="0.5pt solid #000000"/>
    </style:style>
    <style:style style:name="Tabela2.B1" style:family="table-cell">
      <style:table-cell-properties style:vertical-align="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4" style:family="table">
      <style:table-properties style:width="16.976cm" fo:margin-left="-0.037cm" fo:margin-top="0cm" fo:margin-bottom="0cm" table:align="left"/>
    </style:style>
    <style:style style:name="Tabela4.A" style:family="table-column">
      <style:table-column-properties style:column-width="3.196cm"/>
    </style:style>
    <style:style style:name="Tabela4.B" style:family="table-column">
      <style:table-column-properties style:column-width="7.997cm"/>
    </style:style>
    <style:style style:name="Tabela4.C" style:family="table-column">
      <style:table-column-properties style:column-width="2.097cm"/>
    </style:style>
    <style:style style:name="Tabela4.D" style:family="table-column">
      <style:table-column-properties style:column-width="1.383cm"/>
    </style:style>
    <style:style style:name="Tabela4.E" style:family="table-column">
      <style:table-column-properties style:column-width="1.222cm"/>
    </style:style>
    <style:style style:name="Tabela4.F" style:family="table-column">
      <style:table-column-properties style:column-width="1.08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" fo:padding-left="0.191cm" fo:padding-right="0.191cm" fo:padding-top="0cm" fo:padding-bottom="0cm" fo:border="0.5pt solid #000000"/>
    </style:style>
    <style:style style:name="Tabela4.D1" style:family="table-cell">
      <style:table-cell-properties style:vertical-align="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5" style:family="table">
      <style:table-properties style:width="16.976cm" fo:margin-left="-0.037cm" fo:margin-top="0cm" fo:margin-bottom="0cm" table:align="left"/>
    </style:style>
    <style:style style:name="Tabela5.A" style:family="table-column">
      <style:table-column-properties style:column-width="3.196cm"/>
    </style:style>
    <style:style style:name="Tabela5.B" style:family="table-column">
      <style:table-column-properties style:column-width="7.997cm"/>
    </style:style>
    <style:style style:name="Tabela5.C" style:family="table-column">
      <style:table-column-properties style:column-width="2.097cm"/>
    </style:style>
    <style:style style:name="Tabela5.D" style:family="table-column">
      <style:table-column-properties style:column-width="1.383cm"/>
    </style:style>
    <style:style style:name="Tabela5.E" style:family="table-column">
      <style:table-column-properties style:column-width="1.222cm"/>
    </style:style>
    <style:style style:name="Tabela5.F" style:family="table-column">
      <style:table-column-properties style:column-width="1.08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" fo:padding-left="0.191cm" fo:padding-right="0.191cm" fo:padding-top="0cm" fo:padding-bottom="0cm" fo:border="0.5pt solid #000000"/>
    </style:style>
    <style:style style:name="Tabela5.D1" style:family="table-cell">
      <style:table-cell-properties style:vertical-align="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P1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rsid="001adc6c" officeooo:paragraph-rsid="00138267" style:font-size-asian="12pt" style:font-size-complex="12pt"/>
    </style:style>
    <style:style style:name="P2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rsid="001adc6c" officeooo:paragraph-rsid="00328898" style:font-size-asian="12pt" style:font-size-complex="12pt"/>
    </style:style>
    <style:style style:name="P3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paragraph-rsid="008fc6f1" style:font-size-asian="12pt" style:font-size-complex="12pt"/>
    </style:style>
    <style:style style:name="P4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paragraph-rsid="000cb29f" style:font-size-asian="12pt" style:font-size-complex="12pt"/>
    </style:style>
    <style:style style:name="P5" style:family="paragraph" style:parent-style-name="Standard">
      <loext:graphic-properties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paragraph-rsid="000cb29f" style:font-size-asian="12pt" style:font-size-complex="12pt"/>
    </style:style>
    <style:style style:name="P6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paragraph-rsid="0010be6f" style:font-size-asian="12pt" style:font-size-complex="12pt"/>
    </style:style>
    <style:style style:name="P7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rsid="0014c0f6" officeooo:paragraph-rsid="000cb29f" style:font-size-asian="12pt" style:font-size-complex="12pt"/>
    </style:style>
    <style:style style:name="PBLANK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rsid="0004fc15" officeooo:paragraph-rsid="0004fc15" style:font-size-asian="12pt" style:font-size-complex="12pt"/>
    </style:style>
    <style:style style:name="P9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rsid="0004342e" officeooo:paragraph-rsid="0047f790" style:font-size-asian="12pt" style:font-size-complex="12pt"/>
    </style:style>
    <style:style style:name="PMES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rsid="000781fe" officeooo:paragraph-rsid="00328898" style:font-size-asian="12pt" style:font-size-complex="12pt"/>
    </style:style>
    <style:style style:name="P11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rsid="000781fe" officeooo:paragraph-rsid="000781fe" style:font-size-asian="12pt" style:font-size-complex="12pt"/>
    </style:style>
    <style:style style:name="P12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rsid="0010be6f" officeooo:paragraph-rsid="0010be6f" style:font-size-asian="12pt" style:font-size-complex="12pt"/>
    </style:style>
    <style:style style:name="P13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rsid="0010be6f" officeooo:paragraph-rsid="0079761c" style:font-size-asian="12pt" style:font-size-complex="12pt"/>
    </style:style>
    <style:style style:name="P14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rsid="00328898" officeooo:paragraph-rsid="00328898" style:font-size-asian="12pt" style:font-size-complex="12pt"/>
    </style:style>
    <style:style style:name="P15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rsid="00328898" officeooo:paragraph-rsid="00558666" style:font-size-asian="12pt" style:font-size-complex="12pt"/>
    </style:style>
    <style:style style:name="P16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rsid="00328898" officeooo:paragraph-rsid="007dcfe4" style:font-size-asian="12pt" style:font-size-complex="12pt"/>
    </style:style>
    <style:style style:name="P17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rsid="00328898" officeooo:paragraph-rsid="00584d61" style:font-size-asian="12pt" style:font-size-complex="12pt"/>
    </style:style>
    <style:style style:name="PTEMPO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none" style:writing-mode="lr-tb"/>
      <style:text-properties style:font-name="Calibri Light" fo:font-size="12pt" officeooo:paragraph-rsid="00446a6d" style:font-size-asian="12pt" style:font-size-complex="12pt"/>
    </style:style>
    <style:style style:name="PLOCALDATA" style:family="paragraph" style:parent-style-name="Standard">
      <loext:graphic-properties draw:fill-gradient-name="gradient" draw:fill-hatch-name="hatch"/>
      <style:paragraph-properties fo:text-align="center" style:justify-single-word="false" fo:padding="0.049cm" fo:border="none" style:writing-mode="lr-tb"/>
      <style:text-properties style:font-name="Calibri Light" fo:font-size="12pt" officeooo:paragraph-rsid="00188667" style:font-size-asian="12pt" style:font-size-complex="12pt"/>
    </style:style>
    <style:style style:name="PPARTE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none" style:writing-mode="lr-tb"/>
      <style:text-properties style:font-name="Calibri Light" fo:font-size="12pt" style:text-underline-style="solid" style:text-underline-width="auto" style:text-underline-color="font-color" officeooo:rsid="00199ed8" officeooo:paragraph-rsid="00188667" style:font-size-asian="12pt" style:font-size-complex="12pt"/>
    </style:style>
    <style:style style:name="P21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solid" style:text-underline-width="auto" style:text-underline-color="font-color" officeooo:rsid="00199ed8" officeooo:paragraph-rsid="00188667" style:font-size-asian="12pt" style:font-size-complex="12pt"/>
    </style:style>
    <style:style style:name="P22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solid" style:text-underline-width="auto" style:text-underline-color="font-color" officeooo:rsid="00328898" officeooo:paragraph-rsid="00328898" style:font-size-asian="12pt" style:font-size-complex="12pt"/>
    </style:style>
    <style:style style:name="P23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solid" style:text-underline-width="auto" style:text-underline-color="font-color" officeooo:rsid="00328898" officeooo:paragraph-rsid="0058c02b" style:font-size-asian="12pt" style:font-size-complex="12pt"/>
    </style:style>
    <style:style style:name="P24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solid" style:text-underline-width="auto" style:text-underline-color="font-color" officeooo:rsid="0010be6f" officeooo:paragraph-rsid="0079761c" style:font-size-asian="12pt" style:font-size-complex="12pt"/>
    </style:style>
    <style:style style:name="P25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solid" style:text-underline-width="auto" style:text-underline-color="font-color" fo:font-weight="normal" officeooo:rsid="003612ab" officeooo:paragraph-rsid="00558666" style:font-size-asian="12pt" style:font-weight-asian="normal" style:font-size-complex="12pt" style:font-weight-complex="normal"/>
    </style:style>
    <style:style style:name="P26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solid" style:text-underline-width="auto" style:text-underline-color="font-color" fo:font-weight="normal" officeooo:rsid="003612ab" officeooo:paragraph-rsid="007522f0" style:font-size-asian="12pt" style:font-weight-asian="normal" style:font-size-complex="12pt" style:font-weight-complex="normal"/>
    </style:style>
    <style:style style:name="P27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solid" style:text-underline-width="auto" style:text-underline-color="font-color" fo:font-weight="normal" officeooo:rsid="0079761c" officeooo:paragraph-rsid="0079761c" style:font-size-asian="12pt" style:font-weight-asian="normal" style:font-size-complex="12pt" style:font-weight-complex="normal"/>
    </style:style>
    <style:style style:name="P28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solid" style:text-underline-width="auto" style:text-underline-color="font-color" fo:font-weight="normal" officeooo:rsid="0079761c" officeooo:paragraph-rsid="007b1542" style:font-size-asian="12pt" style:font-weight-asian="normal" style:font-size-complex="12pt" style:font-weight-complex="normal"/>
    </style:style>
    <style:style style:name="P29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solid" style:text-underline-width="auto" style:text-underline-color="font-color" fo:font-weight="normal" officeooo:rsid="0079761c" officeooo:paragraph-rsid="007dcfe4" style:font-size-asian="12pt" style:font-weight-asian="normal" style:font-size-complex="12pt" style:font-weight-complex="normal"/>
    </style:style>
    <style:style style:name="P30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solid" style:text-underline-width="auto" style:text-underline-color="font-color" fo:font-weight="normal" officeooo:rsid="0046e5bf" officeooo:paragraph-rsid="007f36b5" style:font-size-asian="12pt" style:font-weight-asian="normal" style:font-size-complex="12pt" style:font-weight-complex="normal"/>
    </style:style>
    <style:style style:name="P31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solid" style:text-underline-width="auto" style:text-underline-color="font-color" fo:font-weight="normal" officeooo:rsid="0010be6f" officeooo:paragraph-rsid="007b1542" style:font-size-asian="12pt" style:font-weight-asian="normal" style:font-size-complex="12pt" style:font-weight-complex="normal"/>
    </style:style>
    <style:style style:name="P32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solid" style:text-underline-width="auto" style:text-underline-color="font-color" fo:font-weight="normal" officeooo:rsid="0010be6f" officeooo:paragraph-rsid="007dcfe4" style:font-size-asian="12pt" style:font-weight-asian="normal" style:font-size-complex="12pt" style:font-weight-complex="normal"/>
    </style:style>
    <style:style style:name="P33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solid" style:text-underline-width="auto" style:text-underline-color="font-color" fo:font-weight="bold" officeooo:rsid="003612ab" officeooo:paragraph-rsid="00558666" style:font-size-asian="12pt" style:font-weight-asian="bold" style:font-size-complex="12pt" style:font-weight-complex="bold"/>
    </style:style>
    <style:style style:name="P34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solid" style:text-underline-width="auto" style:text-underline-color="font-color" fo:font-weight="bold" officeooo:rsid="0079761c" officeooo:paragraph-rsid="007b1542" style:font-size-asian="12pt" style:font-weight-asian="bold" style:font-size-complex="12pt" style:font-weight-complex="bold"/>
    </style:style>
    <style:style style:name="P35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solid" style:text-underline-width="auto" style:text-underline-color="font-color" fo:font-weight="bold" officeooo:rsid="0079761c" officeooo:paragraph-rsid="007dcfe4" style:font-size-asian="12pt" style:font-weight-asian="bold" style:font-size-complex="12pt" style:font-weight-complex="bold"/>
    </style:style>
    <style:style style:name="P36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fo:font-weight="normal" officeooo:rsid="0004342e" officeooo:paragraph-rsid="0010680e" style:font-size-asian="12pt" style:font-weight-asian="normal" style:font-size-complex="12pt" style:font-weight-complex="normal"/>
    </style:style>
    <style:style style:name="P37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fo:font-weight="normal" officeooo:rsid="00342bc5" officeooo:paragraph-rsid="00342bc5" style:font-size-asian="12pt" style:font-weight-asian="normal" style:font-size-complex="12pt" style:font-weight-complex="normal"/>
    </style:style>
    <style:style style:name="P38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fo:font-weight="normal" officeooo:rsid="00370e03" officeooo:paragraph-rsid="00370e03" style:font-size-asian="12pt" style:font-weight-asian="normal" style:font-size-complex="12pt" style:font-weight-complex="normal"/>
    </style:style>
    <style:style style:name="PASSUNTO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>
        <style:tab-stops>
          <style:tab-stop style:position="0.499cm"/>
        </style:tab-stops>
      </style:paragraph-properties>
      <style:text-properties style:font-name="Calibri Light" fo:font-size="12pt" fo:font-weight="normal" officeooo:rsid="00370e03" officeooo:paragraph-rsid="00740342" style:font-size-asian="12pt" style:font-weight-asian="normal" style:font-size-complex="12pt" style:font-weight-complex="normal"/>
    </style:style>
    <style:style style:name="PTITULO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fo:font-weight="bold" officeooo:rsid="000781fe" officeooo:paragraph-rsid="000781fe" style:font-size-asian="12pt" style:font-weight-asian="bold" style:font-size-complex="12pt" style:font-weight-complex="bold"/>
    </style:style>
    <style:style style:name="P41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fo:font-weight="bold" officeooo:rsid="00342bc5" officeooo:paragraph-rsid="00342bc5" style:font-size-asian="12pt" style:font-weight-asian="bold" style:font-size-complex="12pt" style:font-weight-complex="bold"/>
    </style:style>
    <style:style style:name="P42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fo:font-weight="bold" officeooo:rsid="003612ab" officeooo:paragraph-rsid="003612ab" style:font-size-asian="12pt" style:font-weight-asian="bold" style:font-size-complex="12pt" style:font-weight-complex="bold"/>
    </style:style>
    <style:style style:name="P43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fo:font-weight="bold" officeooo:rsid="003612ab" officeooo:paragraph-rsid="00558666" style:font-size-asian="12pt" style:font-weight-asian="bold" style:font-size-complex="12pt" style:font-weight-complex="bold"/>
    </style:style>
    <style:style style:name="P44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fo:font-weight="bold" officeooo:rsid="00370e03" officeooo:paragraph-rsid="00370e03" style:font-size-asian="12pt" style:font-weight-asian="bold" style:font-size-complex="12pt" style:font-weight-complex="bold"/>
    </style:style>
    <style:style style:name="P45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fo:font-weight="bold" officeooo:rsid="00740342" officeooo:paragraph-rsid="00740342" style:font-size-asian="12pt" style:font-weight-asian="bold" style:font-size-complex="12pt" style:font-weight-complex="bold"/>
    </style:style>
    <style:style style:name="P46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fo:font-weight="bold" officeooo:rsid="007522f0" officeooo:paragraph-rsid="007522f0" style:font-size-asian="12pt" style:font-weight-asian="bold" style:font-size-complex="12pt" style:font-weight-complex="bold"/>
    </style:style>
    <style:style style:name="P47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none" fo:font-weight="bold" officeooo:rsid="0046e5bf" officeooo:paragraph-rsid="007f36b5" style:font-size-asian="12pt" style:font-weight-asian="bold" style:font-size-complex="12pt" style:font-weight-complex="bold"/>
    </style:style>
    <style:style style:name="P48" style:family="paragraph" style:parent-style-name="Standard">
      <loext:graphic-properties draw:fill-gradient-name="gradient" draw:fill-hatch-name="hatch"/>
      <style:paragraph-properties fo:text-align="center" style:justify-single-word="false" fo:padding="0.049cm" fo:border="none" style:writing-mode="lr-tb"/>
      <style:text-properties style:font-name="Calibri Light" fo:font-size="12pt" style:text-underline-style="none" fo:font-weight="bold" officeooo:rsid="001c69b1" officeooo:paragraph-rsid="00188667" style:font-size-asian="12pt" style:font-weight-asian="bold" style:font-size-complex="12pt" style:font-weight-complex="bold"/>
    </style:style>
    <style:style style:name="P49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none" style:writing-mode="lr-tb"/>
      <style:text-properties style:font-name="Calibri Light" fo:font-size="12pt" style:text-underline-style="none" fo:font-weight="bold" officeooo:rsid="001c69b1" officeooo:paragraph-rsid="00188667" style:font-size-asian="12pt" style:font-weight-asian="bold" style:font-size-complex="12pt" style:font-weight-complex="bold"/>
    </style:style>
    <style:style style:name="P50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none" fo:font-weight="bold" officeooo:rsid="00328898" officeooo:paragraph-rsid="00328898" style:font-size-asian="12pt" style:font-weight-asian="bold" style:font-size-complex="12pt" style:font-weight-complex="bold"/>
    </style:style>
    <style:style style:name="P51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none" fo:font-weight="bold" officeooo:rsid="003612ab" officeooo:paragraph-rsid="00558666" style:font-size-asian="12pt" style:font-weight-asian="bold" style:font-size-complex="12pt" style:font-weight-complex="bold"/>
    </style:style>
    <style:style style:name="P52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none" fo:font-weight="normal" officeooo:rsid="00328898" officeooo:paragraph-rsid="00328898" style:font-size-asian="12pt" style:font-weight-asian="normal" style:font-size-complex="12pt" style:font-weight-complex="normal"/>
    </style:style>
    <style:style style:name="P53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none" fo:font-weight="normal" officeooo:rsid="00328898" officeooo:paragraph-rsid="00584d61" style:font-size-asian="12pt" style:font-weight-asian="normal" style:font-size-complex="12pt" style:font-weight-complex="normal"/>
    </style:style>
    <style:style style:name="P54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none" fo:font-weight="normal" officeooo:rsid="00328898" officeooo:paragraph-rsid="00558666" style:font-size-asian="12pt" style:font-weight-asian="normal" style:font-size-complex="12pt" style:font-weight-complex="normal"/>
    </style:style>
    <style:style style:name="P55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none" fo:font-weight="normal" officeooo:rsid="003612ab" officeooo:paragraph-rsid="00558666" style:font-size-asian="12pt" style:font-weight-asian="normal" style:font-size-complex="12pt" style:font-weight-complex="normal"/>
    </style:style>
    <style:style style:name="P56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none" fo:font-weight="normal" officeooo:rsid="00558666" officeooo:paragraph-rsid="00558666" style:font-size-asian="12pt" style:font-weight-asian="normal" style:font-size-complex="12pt" style:font-weight-complex="normal"/>
    </style:style>
    <style:style style:name="P57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none" fo:font-weight="normal" officeooo:rsid="007522f0" officeooo:paragraph-rsid="007522f0" style:font-size-asian="12pt" style:font-weight-asian="normal" style:font-size-complex="12pt" style:font-weight-complex="normal"/>
    </style:style>
    <style:style style:name="PCOMPORTAMENTO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none" style:writing-mode="lr-tb"/>
      <style:text-properties style:font-name="Calibri Light" fo:font-size="12pt" style:text-underline-style="none" officeooo:paragraph-rsid="00188667" style:font-size-asian="12pt" style:font-size-complex="12pt"/>
    </style:style>
    <style:style style:name="P59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none" style:writing-mode="lr-tb"/>
      <style:text-properties style:font-name="Calibri Light" fo:font-size="12pt" style:text-underline-style="none" officeooo:rsid="00199ed8" officeooo:paragraph-rsid="00446a6d" style:font-size-asian="12pt" style:font-size-complex="12pt"/>
    </style:style>
    <style:style style:name="P60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none" style:writing-mode="lr-tb"/>
      <style:text-properties style:font-name="Calibri Light" fo:font-size="12pt" style:text-underline-style="none" officeooo:rsid="001aa21b" officeooo:paragraph-rsid="00446a6d" style:font-size-asian="12pt" style:font-size-complex="12pt"/>
    </style:style>
    <style:style style:name="P61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none" style:writing-mode="lr-tb"/>
      <style:text-properties style:font-name="Calibri Light" fo:font-size="12pt" style:text-underline-style="none" officeooo:rsid="001aa21b" officeooo:paragraph-rsid="00188667" style:font-size-asian="12pt" style:font-size-complex="12pt"/>
    </style:style>
    <style:style style:name="P62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none" style:writing-mode="lr-tb"/>
      <style:text-properties style:font-name="Calibri Light" fo:font-size="12pt" style:text-underline-style="none" officeooo:rsid="001adc6c" officeooo:paragraph-rsid="00188667" style:font-size-asian="12pt" style:font-size-complex="12pt"/>
    </style:style>
    <style:style style:name="P63" style:family="paragraph" style:parent-style-name="Standard">
      <loext:graphic-properties draw:fill-gradient-name="gradient" draw:fill-hatch-name="hatch"/>
      <style:paragraph-properties fo:text-align="center" style:justify-single-word="false" fo:padding="0.049cm" fo:border="none" style:writing-mode="lr-tb"/>
      <style:text-properties style:font-name="Calibri Light" fo:font-size="12pt" style:text-underline-style="none" officeooo:rsid="001adc6c" officeooo:paragraph-rsid="00188667" style:font-size-asian="12pt" style:font-size-complex="12pt"/>
    </style:style>
    <style:style style:name="P64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none" officeooo:rsid="00328898" officeooo:paragraph-rsid="00328898" style:font-size-asian="12pt" style:font-size-complex="12pt"/>
    </style:style>
    <style:style style:name="P65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Calibri Light" fo:font-weight="bold" officeooo:rsid="0052e163" officeooo:paragraph-rsid="00558666" style:font-weight-asian="bold" style:font-weight-complex="bold"/>
    </style:style>
    <style:style style:name="P66" style:family="paragraph" style:parent-style-name="Standard_20__28_user_29_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Calibri Light" fo:font-weight="bold" officeooo:rsid="0079761c" officeooo:paragraph-rsid="0079761c" style:font-weight-asian="bold" style:font-weight-complex="bold"/>
    </style:style>
    <style:style style:name="P67" style:family="paragraph" style:parent-style-name="Standard_20__28_user_29_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Calibri Light" fo:font-weight="bold" officeooo:rsid="0079761c" officeooo:paragraph-rsid="007b1542" style:font-weight-asian="bold" style:font-weight-complex="bold"/>
    </style:style>
    <style:style style:name="P68" style:family="paragraph" style:parent-style-name="Standard_20__28_user_29_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Calibri Light" fo:font-weight="bold" officeooo:rsid="0079761c" officeooo:paragraph-rsid="007dcfe4" style:font-weight-asian="bold" style:font-weight-complex="bold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Calibri Light" officeooo:paragraph-rsid="0079761c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Calibri Light" officeooo:paragraph-rsid="007b1542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Calibri Light" officeooo:paragraph-rsid="007dcfe4"/>
    </style:style>
    <style:style style:name="P72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text-position="0% 100%" style:font-name="Calibri Light" fo:font-size="12pt" style:text-underline-style="none" officeooo:rsid="0014c0f6" officeooo:paragraph-rsid="000cb29f" style:font-size-asian="12pt" style:font-size-complex="12pt"/>
    </style:style>
    <style:style style:name="P73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fo:color="#000000" loext:opacity="100%" style:font-name="Calibri Light" fo:font-size="12pt" officeooo:paragraph-rsid="0010be6f" style:font-size-asian="12pt" style:font-size-complex="12pt"/>
    </style:style>
    <style:style style:name="P74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fo:color="#000000" loext:opacity="100%" style:font-name="Calibri Light" fo:font-size="12pt" officeooo:rsid="003f6609" officeooo:paragraph-rsid="003c8c4d" style:font-size-asian="12pt" style:font-size-complex="12pt"/>
    </style:style>
    <style:style style:name="PHEADERS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style:font-name="Calibri Light" fo:font-size="12pt" fo:font-weight="bold" officeooo:rsid="0051066b" officeooo:paragraph-rsid="0079761c" style:font-weight-asian="bold" style:font-name-complex="Calibri"/>
    </style:style>
    <style:style style:name="P76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style:font-name="Calibri Light" fo:font-size="12pt" fo:font-weight="bold" officeooo:rsid="0051066b" officeooo:paragraph-rsid="007b1542" style:font-weight-asian="bold" style:font-name-complex="Calibri"/>
    </style:style>
    <style:style style:name="P77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style:font-name="Calibri Light" fo:font-size="12pt" fo:font-weight="bold" officeooo:rsid="0051066b" officeooo:paragraph-rsid="007dcfe4" style:font-weight-asian="bold" style:font-name-complex="Calibri"/>
    </style:style>
    <style:style style:name="P78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style:font-name="Calibri Light" fo:font-size="12pt" fo:font-weight="bold" officeooo:rsid="00558666" officeooo:paragraph-rsid="00558666" style:font-weight-asian="bold" style:font-name-complex="Calibri"/>
    </style:style>
    <style:style style:name="P79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style:font-name="Calibri Light" fo:font-size="12pt" fo:font-weight="bold" officeooo:rsid="005756c1" officeooo:paragraph-rsid="005756c1" style:font-weight-asian="bold" style:font-name-complex="Calibri"/>
    </style:style>
    <style:style style:name="P80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style:font-name="Calibri Light" fo:font-size="12pt" fo:font-weight="bold" officeooo:rsid="0079761c" officeooo:paragraph-rsid="0079761c" style:font-weight-asian="bold" style:font-name-complex="Calibri"/>
    </style:style>
    <style:style style:name="P8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style:font-name="Calibri Light" fo:font-size="12pt" fo:font-weight="bold" officeooo:rsid="0079761c" officeooo:paragraph-rsid="007b1542" style:font-weight-asian="bold" style:font-name-complex="Calibri"/>
    </style:style>
    <style:style style:name="P82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style:font-name="Calibri Light" fo:font-size="12pt" fo:font-weight="bold" officeooo:rsid="0079761c" officeooo:paragraph-rsid="007dcfe4" style:font-weight-asian="bold" style:font-name-complex="Calibri"/>
    </style:style>
    <style:style style:name="P83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style:font-name="Calibri Light" fo:font-size="12pt" fo:font-weight="bold" officeooo:rsid="005756c1" officeooo:paragraph-rsid="005756c1" style:font-weight-asian="bold" style:font-weight-complex="bold"/>
    </style:style>
    <style:style style:name="P8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 Light" fo:font-size="12pt" officeooo:paragraph-rsid="00558666" style:font-name-complex="Calibri"/>
    </style:style>
    <style:style style:name="PBODY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 Light" fo:font-size="12pt" officeooo:paragraph-rsid="0079761c" style:font-name-complex="Calibri"/>
    </style:style>
    <style:style style:name="P8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 Light" fo:font-size="12pt" officeooo:paragraph-rsid="007b1542" style:font-name-complex="Calibri"/>
    </style:style>
    <style:style style:name="P8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 Light" fo:font-size="12pt" officeooo:paragraph-rsid="007dcfe4" style:font-name-complex="Calibri"/>
    </style:style>
    <style:style style:name="P8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 Light" fo:font-size="12pt" officeooo:rsid="00558666" officeooo:paragraph-rsid="00558666" style:font-name-complex="Calibri"/>
    </style:style>
    <style:style style:name="P8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 Light" fo:font-size="12pt" officeooo:rsid="0051066b" officeooo:paragraph-rsid="00558666" style:font-name-complex="Calibri"/>
    </style:style>
    <style:style style:name="P9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 Light" fo:font-size="12pt" officeooo:paragraph-rsid="00558666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alibri Light" fo:font-size="12pt" fo:font-weight="normal" officeooo:paragraph-rsid="00558666" style:font-weight-asian="normal" style:font-name-complex="Calibri" style:font-weight-complex="normal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alibri Light" fo:font-size="12pt" officeooo:paragraph-rsid="00558666"/>
    </style:style>
    <style:style style:name="P93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fo:color="#000000" loext:opacity="100%" style:font-name="Calibri Light" fo:font-size="12pt" style:text-underline-style="none" fo:font-weight="normal" officeooo:rsid="00584d61" officeooo:paragraph-rsid="00328898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 Light" fo:font-size="12pt" officeooo:rsid="0079761c" officeooo:paragraph-rsid="0079761c"/>
    </style:style>
    <style:style style:name="P9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 Light" fo:font-size="12pt" officeooo:rsid="0079761c" officeooo:paragraph-rsid="007b1542"/>
    </style:style>
    <style:style style:name="P9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 Light" fo:font-size="12pt" officeooo:rsid="0079761c" officeooo:paragraph-rsid="007dcfe4"/>
    </style:style>
    <style:style style:name="P97" style:family="paragraph" style:parent-style-name="Standard_20__28_user_29_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style:font-name="Calibri Light" fo:font-weight="bold" officeooo:paragraph-rsid="0079761c" style:font-weight-asian="bold" style:font-name-complex="Calibri"/>
    </style:style>
    <style:style style:name="P98" style:family="paragraph" style:parent-style-name="Standard_20__28_user_29_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style:font-name="Calibri Light" fo:font-weight="bold" officeooo:paragraph-rsid="007b1542" style:font-weight-asian="bold" style:font-name-complex="Calibri"/>
    </style:style>
    <style:style style:name="P99" style:family="paragraph" style:parent-style-name="Standard_20__28_user_29_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style:font-name="Calibri Light" fo:font-weight="bold" officeooo:paragraph-rsid="007dcfe4" style:font-weight-asian="bold" style:font-name-complex="Calibri"/>
    </style:style>
    <style:style style:name="P100" style:family="paragraph" style:parent-style-name="Standard_20__28_user_29_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style:font-name="Calibri Light" fo:font-weight="bold" officeooo:rsid="00558666" officeooo:paragraph-rsid="00558666" style:font-weight-asian="bold" style:font-name-complex="Calibri"/>
    </style:style>
    <style:style style:name="P101" style:family="paragraph" style:parent-style-name="Standard_20__28_user_29_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style:font-name="Calibri Light" fo:font-weight="bold" officeooo:rsid="0079761c" officeooo:paragraph-rsid="0079761c" style:font-weight-asian="bold" style:font-name-complex="Calibri"/>
    </style:style>
    <style:style style:name="P102" style:family="paragraph" style:parent-style-name="Standard_20__28_user_29_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style:font-name="Calibri Light" fo:font-weight="bold" officeooo:rsid="0079761c" officeooo:paragraph-rsid="007b1542" style:font-weight-asian="bold" style:font-name-complex="Calibri"/>
    </style:style>
    <style:style style:name="P103" style:family="paragraph" style:parent-style-name="Standard_20__28_user_29_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style:font-name="Calibri Light" fo:font-weight="bold" officeooo:rsid="0079761c" officeooo:paragraph-rsid="007dcfe4" style:font-weight-asian="bold" style:font-name-complex="Calibri"/>
    </style:style>
    <style:style style:name="P104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 Light" officeooo:rsid="0079761c" officeooo:paragraph-rsid="0079761c" style:font-name-complex="Calibri"/>
    </style:style>
    <style:style style:name="P105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 Light" officeooo:rsid="0079761c" officeooo:paragraph-rsid="007b1542" style:font-name-complex="Calibri"/>
    </style:style>
    <style:style style:name="P106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 Light" officeooo:rsid="007dcfe4" officeooo:paragraph-rsid="007dcfe4" style:font-name-complex="Calibri"/>
    </style:style>
    <style:style style:name="P107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fo:color="#000000" loext:opacity="100%" style:font-name="Times-Roman" fo:font-size="12pt" style:text-underline-style="none" fo:font-weight="normal" officeooo:rsid="00584d61" officeooo:paragraph-rsid="00328898" style:font-size-asian="12pt" style:font-weight-asian="normal" style:font-size-complex="12pt" style:font-weight-complex="normal"/>
    </style:style>
    <style:style style:name="PASSINA" style:family="paragraph" style:parent-style-name="Standard">
      <loext:graphic-properties draw:fill-gradient-name="gradient" draw:fill-hatch-name="hatch"/>
      <style:paragraph-properties fo:text-align="center" style:justify-single-word="false" fo:padding="0.049cm" fo:border="none" style:writing-mode="lr-tb"/>
      <style:text-properties style:font-name="Calibri Light" fo:font-size="12pt" style:text-underline-style="none" officeooo:rsid="001c69b1" officeooo:paragraph-rsid="00188667" style:font-size-asian="12pt" style:font-size-complex="12pt"/>
    </style:style>
    <style:style style:name="T1" style:family="text">
      <style:text-properties officeooo:rsid="00155b63"/>
    </style:style>
    <style:style style:name="T2" style:family="text">
      <style:text-properties style:text-position="0% 100%" style:text-underline-style="none"/>
    </style:style>
    <style:style style:name="T3" style:family="text">
      <style:text-properties style:text-position="0% 100%" style:text-underline-style="none" officeooo:rsid="00328898"/>
    </style:style>
    <style:style style:name="T4" style:family="text">
      <style:text-properties style:text-position="0% 100%" style:text-underline-style="none" officeooo:rsid="00155b63"/>
    </style:style>
    <style:style style:name="T5" style:family="text">
      <style:text-properties style:text-position="0% 100%" style:text-underline-style="none" officeooo:rsid="006037b3"/>
    </style:style>
    <style:style style:name="T6" style:family="text">
      <style:text-properties style:text-position="0% 100%" style:text-underline-style="none" officeooo:rsid="00138267"/>
    </style:style>
    <style:style style:name="T7" style:family="text">
      <style:text-properties style:text-position="0% 100%" style:text-underline-style="none" officeooo:rsid="0014c0f6"/>
    </style:style>
    <style:style style:name="T8" style:family="text">
      <style:text-properties style:text-position="0% 100%" style:text-underline-style="none" officeooo:rsid="008ec179"/>
    </style:style>
    <style:style style:name="T9" style:family="text">
      <style:text-properties style:text-position="0% 100%" style:text-underline-style="none" officeooo:rsid="001c69b1"/>
    </style:style>
    <style:style style:name="T10" style:family="text">
      <style:text-properties style:text-position="0% 100%" style:text-underline-style="none" officeooo:rsid="002fa9f5"/>
    </style:style>
    <style:style style:name="T11" style:family="text">
      <style:text-properties style:text-position="0% 100%" style:text-underline-style="none" officeooo:rsid="008cd523"/>
    </style:style>
    <style:style style:name="T12" style:family="text">
      <style:text-properties style:text-position="0% 100%" style:text-underline-style="none" officeooo:rsid="000e784c"/>
    </style:style>
    <style:style style:name="T13" style:family="text">
      <style:text-properties style:text-position="0% 100%" style:text-underline-style="none" officeooo:rsid="009351d9"/>
    </style:style>
    <style:style style:name="T14" style:family="text">
      <style:text-properties style:text-position="0% 100%" style:text-underline-style="none" officeooo:rsid="0094f79d"/>
    </style:style>
    <style:style style:name="TTIPO" style:family="text">
      <style:text-properties officeooo:rsid="00328898"/>
    </style:style>
    <style:style style:name="T16" style:family="text">
      <style:text-properties officeooo:rsid="001c69b1"/>
    </style:style>
    <style:style style:name="T17" style:family="text">
      <style:text-properties fo:font-weight="bold" officeooo:rsid="001c69b1" style:font-weight-asian="bold" style:font-weight-complex="bold"/>
    </style:style>
    <style:style style:name="TMESSUB" style:family="text">
      <style:text-properties officeooo:rsid="0013d300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1c69b1"/>
    </style:style>
    <style:style style:name="T21" style:family="text">
      <style:text-properties style:text-underline-style="none" officeooo:rsid="0013d300"/>
    </style:style>
    <style:style style:name="TTEMPO" style:family="text">
      <style:text-properties style:text-underline-style="none" officeooo:rsid="00199ed8"/>
    </style:style>
    <style:style style:name="T23" style:family="text">
      <style:text-properties style:text-underline-style="none" officeooo:rsid="001aa21b"/>
    </style:style>
    <style:style style:name="T24" style:family="text">
      <style:text-properties style:text-underline-style="none" officeooo:rsid="001d6cc9"/>
    </style:style>
    <style:style style:name="TLOCALDATA" style:family="text">
      <style:text-properties style:text-underline-style="none" officeooo:rsid="001adc6c"/>
    </style:style>
    <style:style style:name="T26" style:family="text">
      <style:text-properties style:text-underline-style="none" officeooo:rsid="0024e5f0"/>
    </style:style>
    <style:style style:name="T27" style:family="text">
      <style:text-properties style:text-underline-style="none" officeooo:rsid="0045c5b6"/>
    </style:style>
    <style:style style:name="T28" style:family="text">
      <style:text-properties style:text-underline-style="none" officeooo:rsid="0047b642"/>
    </style:style>
    <style:style style:name="T29" style:family="text">
      <style:text-properties style:text-underline-style="none" officeooo:rsid="00558666"/>
    </style:style>
    <style:style style:name="T30" style:family="text">
      <style:text-properties style:text-underline-style="none" officeooo:rsid="0057c231"/>
    </style:style>
    <style:style style:name="T31" style:family="text">
      <style:text-properties style:text-underline-style="none" officeooo:rsid="005ddc68"/>
    </style:style>
    <style:style style:name="T32" style:family="text">
      <style:text-properties style:text-underline-style="none" officeooo:rsid="006a9cb4"/>
    </style:style>
    <style:style style:name="T33" style:family="text">
      <style:text-properties style:text-underline-style="none" officeooo:rsid="007522f0"/>
    </style:style>
    <style:style style:name="T34" style:family="text">
      <style:text-properties style:text-underline-style="none" officeooo:rsid="007b1542"/>
    </style:style>
    <style:style style:name="T35" style:family="text">
      <style:text-properties style:text-underline-style="none" officeooo:rsid="007dcfe4"/>
    </style:style>
    <style:style style:name="T36" style:family="text">
      <style:text-properties style:text-underline-style="none" officeooo:rsid="007f36b5"/>
    </style:style>
    <style:style style:name="TMES" style:family="text">
      <style:text-properties style:text-underline-style="solid" style:text-underline-width="auto" style:text-underline-color="font-color"/>
    </style:style>
    <style:style style:name="T38" style:family="text">
      <style:text-properties officeooo:rsid="00199ed8"/>
    </style:style>
    <style:style style:name="T39" style:family="text">
      <style:text-properties officeooo:rsid="001aa21b"/>
    </style:style>
    <style:style style:name="T40" style:family="text">
      <style:text-properties fo:color="#000000" loext:opacity="100%" fo:font-size="12pt"/>
    </style:style>
    <style:style style:name="T41" style:family="text">
      <style:text-properties fo:color="#000000" loext:opacity="100%" fo:font-size="12pt" fo:font-weight="bold" style:font-weight-asian="bold" style:font-name-complex="Calibri"/>
    </style:style>
    <style:style style:name="T42" style:family="text">
      <style:text-properties fo:color="#000000" loext:opacity="100%" fo:font-size="12pt" fo:font-weight="normal" style:font-weight-asian="normal" style:font-name-complex="Calibri" style:font-weight-complex="normal"/>
    </style:style>
    <style:style style:name="T43" style:family="text">
      <style:text-properties fo:color="#000000" loext:opacity="100%" fo:font-size="12pt" officeooo:rsid="005756c1"/>
    </style:style>
    <style:style style:name="T44" style:family="text">
      <style:text-properties fo:color="#000000" loext:opacity="100%" officeooo:rsid="00584d61"/>
    </style:style>
    <style:style style:name="T45" style:family="text">
      <style:text-properties officeooo:rsid="003a09f4"/>
    </style:style>
    <style:style style:name="T46" style:family="text">
      <style:text-properties officeooo:rsid="0045c5b6"/>
    </style:style>
    <style:style style:name="T47" style:family="text">
      <style:text-properties officeooo:rsid="00584d61"/>
    </style:style>
    <style:style style:name="T48" style:family="text">
      <style:text-properties officeooo:rsid="0062159c"/>
    </style:style>
    <style:style style:name="T49" style:family="text">
      <style:text-properties officeooo:rsid="006a9cb4"/>
    </style:style>
    <style:style style:name="TASSUNTO" style:family="text">
      <style:text-properties officeooo:rsid="00740342"/>
    </style:style>
    <style:style style:name="T51" style:family="text">
      <style:text-properties officeooo:rsid="007c6af1"/>
    </style:style>
    <style:style style:name="T52" style:family="text">
      <style:text-properties officeooo:rsid="007f36b5"/>
    </style:style>
    <style:style style:name="T53" style:family="text">
      <style:text-properties officeooo:rsid="00822095"/>
    </style:style>
    <style:style style:name="T54" style:family="text">
      <style:text-properties officeooo:rsid="0010be6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ystem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-Roman" svg:font-family="Times-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padding="0.049cm" fo:border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andard_20__28_user_29_" style:display-name="Standard (user)" style:family="paragraph">
      <style:paragraph-properties fo:orphans="2" fo:widows="2" fo:hyphenation-ladder-count="no-limit" style:vertical-align="baseline"/>
      <style:text-properties style:font-name="Times New Roman" fo:font-family="'Times New Roman'" style:font-family-generic="roman" style:font-pitch="variable" fo:font-size="12pt" fo:language="ar" fo:country="SA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rsid="001adc6c" officeooo:paragraph-rsid="00138267" style:font-size-asian="12pt" style:font-size-complex="12pt"/>
    </style:style>
    <style:style style:name="MP2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rsid="001adc6c" officeooo:paragraph-rsid="00328898" style:font-size-asian="12pt" style:font-size-complex="12pt"/>
    </style:style>
    <style:style style:name="MP3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paragraph-rsid="008fc6f1" style:font-size-asian="12pt" style:font-size-complex="12pt"/>
    </style:style>
    <style:style style:name="MP4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rsid="0014c0f6" officeooo:paragraph-rsid="000cb29f" style:font-size-asian="12pt" style:font-size-complex="12pt"/>
    </style:style>
    <style:style style:name="MP5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text-position="0% 100%" style:font-name="Calibri Light" fo:font-size="12pt" style:text-underline-style="none" officeooo:rsid="0014c0f6" officeooo:paragraph-rsid="000cb29f" style:font-size-asian="12pt" style:font-size-complex="12pt"/>
    </style:style>
    <style:style style:name="MP6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paragraph-rsid="000cb29f" style:font-size-asian="12pt" style:font-size-complex="12pt"/>
    </style:style>
    <style:style style:name="MP7" style:family="paragraph" style:parent-style-name="Standard">
      <loext:graphic-properties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paragraph-rsid="000cb29f" style:font-size-asian="12pt" style:font-size-complex="12pt"/>
    </style:style>
    <style:style style:name="MT1" style:family="text">
      <style:text-properties officeooo:rsid="00155b63"/>
    </style:style>
    <style:style style:name="MT2" style:family="text">
      <style:text-properties style:text-position="0% 100%" style:text-underline-style="none" officeooo:rsid="00328898"/>
    </style:style>
    <style:style style:name="MT3" style:family="text">
      <style:text-properties style:text-position="0% 100%" style:text-underline-style="none" officeooo:rsid="00155b63"/>
    </style:style>
    <style:style style:name="MT4" style:family="text">
      <style:text-properties style:text-position="0% 100%" style:text-underline-style="none" officeooo:rsid="006037b3"/>
    </style:style>
    <style:style style:name="MT5" style:family="text">
      <style:text-properties style:text-position="0% 100%" style:text-underline-style="none" officeooo:rsid="00138267"/>
    </style:style>
    <style:style style:name="MT6" style:family="text">
      <style:text-properties style:text-position="0% 100%" style:text-underline-style="none" officeooo:rsid="0014c0f6"/>
    </style:style>
    <style:style style:name="MT7" style:family="text">
      <style:text-properties style:text-position="0% 100%" style:text-underline-style="none" officeooo:rsid="008ec179"/>
    </style:style>
    <style:style style:name="MT8" style:family="text">
      <style:text-properties style:text-position="0% 100%" style:text-underline-style="none" officeooo:rsid="001c69b1"/>
    </style:style>
    <style:style style:name="MT9" style:family="text">
      <style:text-properties style:text-position="0% 100%" style:text-underline-style="none" officeooo:rsid="002fa9f5"/>
    </style:style>
    <style:style style:name="MT10" style:family="text">
      <style:text-properties style:text-position="0% 100%" style:text-underline-style="none"/>
    </style:style>
    <style:style style:name="MT11" style:family="text">
      <style:text-properties officeooo:rsid="00328898"/>
    </style:style>
    <style:style style:name="MT12" style:family="text">
      <style:text-properties style:text-position="0% 100%" style:text-underline-style="none" officeooo:rsid="009351d9"/>
    </style:style>
    <style:style style:name="MT13" style:family="text">
      <style:text-properties style:text-position="0% 100%" style:text-underline-style="none" officeooo:rsid="0094f79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74pt solid #000000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35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order-top="none" fo:border-bottom="0.74pt solid #000000" fo:border-left="none" fo:border-right="none" fo:padding="0.04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/>
      <style:head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7-21T11:26:59.153986629</meta:creation-date>
    <dc:date>2022-12-23T14:16:24.861000000</dc:date>
    <meta:editing-duration>PT6H24M27S</meta:editing-duration>
    <meta:editing-cycles>55</meta:editing-cycles>
    <meta:generator>LibreOffice/7.4.3.2$Windows_X86_64 LibreOffice_project/1048a8393ae2eeec98dff31b5c133c5f1d08b890</meta:generator>
    <meta:document-statistic meta:table-count="4" meta:image-count="0" meta:object-count="0" meta:page-count="4" meta:paragraph-count="112" meta:word-count="848" meta:character-count="5687" meta:non-whitespace-character-count="4227"/>
  </office:meta>
</office:document-meta>
</file>